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NeueLT Pro 55 Roman" svg:font-family="'HelveticaNeueLT Pro 55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">
      <style:paragraph-properties fo:text-align="center" style:justify-single-word="false" fo:padding="0.0201in" fo:border="0.0071in solid #000000" style:shadow="none" style:join-border="true"/>
      <style:text-properties fo:color="#3399ff" style:font-name="HelveticaNeueLT Pro 55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">
      <style:paragraph-properties fo:text-align="center" style:justify-single-word="false" fo:padding="0.0201in" fo:border="0.0071in solid #000000" style:shadow="none" style:join-border="true"/>
      <style:text-properties fo:color="#000000" style:font-name="HelveticaNeueLT Pro 55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">
      <style:paragraph-properties fo:text-align="center" style:justify-single-word="false" fo:padding="0.0201in" fo:border="0.0071in solid #000000" style:shadow="none" style:join-border="true"/>
    </style:style>
    <style:style style:name="P5" style:family="paragraph" style:parent-style-name="Standard" style:list-style-name="L1">
      <style:paragraph-properties fo:text-align="center" style:justify-single-word="false" fo:padding="0.0201in" fo:border="0.0071in solid #000000" style:shadow="none" style:join-border="true"/>
    </style:style>
    <style:style style:name="T1" style:family="text">
      <style:text-properties style:font-name="HelveticaNeueLT Pro 55 Roman" fo:font-size="14pt" style:font-size-asian="14pt" style:font-size-complex="14pt"/>
    </style:style>
    <style:style style:name="T2" style:family="text">
      <style:text-properties style:font-name="HelveticaNeueLT Pro 55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HelveticaNeueLT Pro 55 Roman" fo:font-size="14pt" style:font-size-asian="14pt" style:font-size-complex="14pt"/>
    </style:style>
    <style:style style:name="T4" style:family="text">
      <style:text-properties fo:color="#000000" fo:font-weight="normal" style:font-weight-asian="normal" style:font-weight-complex="normal"/>
    </style:style>
    <text:list-style style:name="L1">
      <text:list-level-style-image text:level="1">
        <style:list-level-properties style:vertical-pos="middle" style:vertical-rel="line"/>
      </text:list-level-style-image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Douglas Pleger</text:h>
      <text:h text:style-name="P3" text:outline-level="4">Full-Stack Developer | Renton, WA</text:h>
      <text:h text:style-name="P4" text:outline-level="4"><text:span text:style-name="T2">707.803.3646</text:span><text:span text:style-name="T1"> | </text:span><text:a xlink:type="simple" xlink:href="mailto:DougPleger@gmail.com" text:style-name="Internet_20_link" text:visited-style-name="Visited_20_Internet_20_Link"><text:span text:style-name="T1">DougPleger@gmail.com</text:span></text:a></text:h>
      <text:list xml:id="list511652669444465842" text:style-name="L1">
        <text:list-header>
          <text:h text:style-name="P5" text:outline-level="4"><text:a xlink:type="simple" xlink:href="https://portfolio.stamplayapp.com/" text:style-name="Internet_20_link" text:visited-style-name="Visited_20_Internet_20_Link"><text:span text:style-name="T1">Portfolio.stamplayapp.com</text:span></text:a><text:span text:style-name="T1"> | </text:span><text:a xlink:type="simple" xlink:href="https://www.linkedin.com/in/douglaspleger" text:style-name="Internet_20_link" text:visited-style-name="Visited_20_Internet_20_Link"><text:span text:style-name="T1">Linkedin.com/in/douglaspleger</text:span></text:a></text:h>
        </text:list-header>
      </text:list>
      <text:p text:style-name="Standard"/>
      <text:p text:style-name="Standard"/>
      <text:p text:style-name="P1">With an eye for elegant and clean design and a mind for effective and creative coding, as a web-developer I hope to bring something smart, accessible and useful to the online world. <text:s/>I'm passionate about keeping up on new technologies and I hope to land myself in a position where I can continue to challenge myself to grow and develop with our industry. <text:s/>I'll never turn down new opportunities to learn or help out my team and company! </text:p>
      <text:p text:style-name="P1"/>
      <text:p text:style-name="P1">As a former freelance artist and an amateur graphic designer, you'll find my layouts cohesive and easy to navigate while my logos are strong and memorable. <text:s/>With a very extensive customer-service and tech-support background, I'm great at communicating between people of various technical expertise! <text:s/>With the highest rated positive feedback in Nintendo's tech-support team and well over 8,000 calls under my belt between my various positions; it's become very important to me to ensure I always leave a position impression with those I work with. <text:s/>At Coding Dojo I learned the ins-and-outs of full front-to-back-end stacks in JavaScript, Python and Ruby and I'm always more than eager to jump into new technologies at a moment's notice. <text:s/>Whether it's Google Maps or SoundCloud API, tackling a new .js library or learning new tricks in SASS – I strive to never stop learning and expanding my technical toolkit! <text:s text:c="2"/></text:p>
      <text:p text:style-name="P1"/>
      <text:p text:style-name="P1">In hiring me, you'll find someone who's strong unwavering focus will never falter in the face of long-hours, heavy workloads or a constantly changing environment. <text:s/>In hiring me, you'll find someone who isn't afraid of criticism and strives to provide nothing but the best for his team. <text:s/>In hiring me, you will find a loyal employee who will bare the company's name with pride. <text:s/></text:p>
      <text:p text:style-name="P1"/>
      <text:p text:style-name="P1">Thank you for taking the time to read this and thank you for your consideration!</text:p>
      <text:p text:style-name="P1"/>
      <text:p text:style-name="P1"/>
      <text:p text:style-name="P1"/>
      <text:p text:style-name="P1"/>
      <text:p text:style-name="P1"/>
      <text:p text:style-name="P1"/>
      <text:p text:style-name="P1">Sincerely, </text:p>
      <text:p text:style-name="P1"/>
      <text:p text:style-name="P1"/>
      <text:p text:style-name="P1">Douglas Pleger</text:p>
      <text:p text:style-name="P1"><text:a xlink:type="simple" xlink:href="mailto:DougPleger@gmail.com" text:style-name="Internet_20_link" text:visited-style-name="Visited_20_Internet_20_Link">DougPleger@gmail.com</text:a></text:p>
      <text:p text:style-name="P1">(707)803.3646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NeueLT Pro 55 Roman" svg:font-family="'HelveticaNeueLT Pro 55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leger</meta:initial-creator>
    <meta:creation-date>2016-03-29T14:05:20.59</meta:creation-date>
    <dc:date>2016-04-07T16:30:18.96</dc:date>
    <dc:creator>Andrew Pleger</dc:creator>
    <meta:editing-duration>PT10M23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12" meta:word-count="322" meta:character-count="2007"/>
  </office:meta>
</office:document-meta>
</file>